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Diff</text:p>
          </table:table-cell>
          <table:table-cell/>
          <table:table-cell office:value-type="string">
            <text:p>Rang</text:p>
          </table:table-cell>
          <table:table-cell office:value-type="string">
            <text:p>Rang +</text:p>
          </table:table-cell>
          <table:table-cell office:value-type="string">
            <text:p>Rang -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73">
            <text:p>1973</text:p>
          </table:table-cell>
          <table:table-cell table:formula="oooc:=[.B2]-[.$C$15]" office:value-type="float" office:value="-2027">
            <text:p>-2027</text:p>
          </table:table-cell>
          <table:table-cell table:formula="oooc:=ABS([.C2])" office:value-type="float" office:value="2027">
            <text:p>2027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38">
            <text:p>4838</text:p>
          </table:table-cell>
          <table:table-cell table:formula="oooc:=[.B3]-[.$C$15]" office:value-type="float" office:value="838">
            <text:p>838</text:p>
          </table:table-cell>
          <table:table-cell table:formula="oooc:=ABS([.C3])" office:value-type="float" office:value="838">
            <text:p>838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805">
            <text:p>3805</text:p>
          </table:table-cell>
          <table:table-cell table:formula="oooc:=[.B4]-[.$C$15]" office:value-type="float" office:value="-195">
            <text:p>-195</text:p>
          </table:table-cell>
          <table:table-cell table:formula="oooc:=ABS([.C4])" office:value-type="float" office:value="195">
            <text:p>19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94">
            <text:p>4494</text:p>
          </table:table-cell>
          <table:table-cell table:formula="oooc:=[.B5]-[.$C$15]" office:value-type="float" office:value="494">
            <text:p>494</text:p>
          </table:table-cell>
          <table:table-cell table:formula="oooc:=ABS([.C5])" office:value-type="float" office:value="494">
            <text:p>494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738">
            <text:p>4738</text:p>
          </table:table-cell>
          <table:table-cell table:formula="oooc:=[.B6]-[.$C$15]" office:value-type="float" office:value="738">
            <text:p>738</text:p>
          </table:table-cell>
          <table:table-cell table:formula="oooc:=ABS([.C6])" office:value-type="float" office:value="738">
            <text:p>738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49">
            <text:p>5249</text:p>
          </table:table-cell>
          <table:table-cell table:formula="oooc:=[.B7]-[.$C$15]" office:value-type="float" office:value="1249">
            <text:p>1249</text:p>
          </table:table-cell>
          <table:table-cell table:formula="oooc:=ABS([.C7])" office:value-type="float" office:value="1249">
            <text:p>1249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59">
            <text:p>4459</text:p>
          </table:table-cell>
          <table:table-cell table:formula="oooc:=[.B8]-[.$C$15]" office:value-type="float" office:value="459">
            <text:p>459</text:p>
          </table:table-cell>
          <table:table-cell table:formula="oooc:=ABS([.C8])" office:value-type="float" office:value="459">
            <text:p>459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8">
            <text:p>4098</text:p>
          </table:table-cell>
          <table:table-cell table:formula="oooc:=[.B9]-[.$C$15]" office:value-type="float" office:value="98">
            <text:p>98</text:p>
          </table:table-cell>
          <table:table-cell table:formula="oooc:=ABS([.C9])"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2">
            <text:p>4722</text:p>
          </table:table-cell>
          <table:table-cell table:formula="oooc:=[.B10]-[.$C$15]" office:value-type="float" office:value="722">
            <text:p>722</text:p>
          </table:table-cell>
          <table:table-cell table:formula="oooc:=ABS([.C10])" office:value-type="float" office:value="722">
            <text:p>722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894">
            <text:p>5894</text:p>
          </table:table-cell>
          <table:table-cell table:formula="oooc:=[.B11]-[.$C$15]" office:value-type="float" office:value="1894">
            <text:p>1894</text:p>
          </table:table-cell>
          <table:table-cell table:formula="oooc:=ABS([.C11])" office:value-type="float" office:value="1894">
            <text:p>1894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22">
            <text:p>3322</text:p>
          </table:table-cell>
          <table:table-cell table:formula="oooc:=[.B12]-[.$C$15]" office:value-type="float" office:value="-678">
            <text:p>-678</text:p>
          </table:table-cell>
          <table:table-cell table:formula="oooc:=ABS([.C12])" office:value-type="float" office:value="678">
            <text:p>678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00">
            <text:p>4800</text:p>
          </table:table-cell>
          <table:table-cell table:formula="oooc:=[.B13]-[.$C$15]" office:value-type="float" office:value="800">
            <text:p>800</text:p>
          </table:table-cell>
          <table:table-cell table:formula="oooc:=ABS([.C13])" office:value-type="float" office:value="800">
            <text:p>800</text:p>
          </table:table-cell>
          <table:table-cell table:number-columns-repeated="2" office:value-type="float" office:value="8">
            <text:p>8</text:p>
          </table:table-cell>
          <table:table-cell/>
        </table:table-row>
        <table:table-row table:style-name="ro2">
          <table:table-cell table:number-columns-repeated="4"/>
          <table:table-cell table:style-name="ce1" office:value-type="string">
            <text:p>W=</text:p>
          </table:table-cell>
          <table:table-cell table:formula="oooc:=SUM([.F2:.F13])" office:value-type="float" office:value="59">
            <text:p>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00">
            <text:p>4000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Feuille1.A2:Feuille1.IV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0">20.09.2008</text:date>, <text:time>21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acha Varone</meta:initial-creator>
    <meta:creation-date>2008-09-20T21:16:58</meta:creation-date>
    <dc:creator>Sacha Varone</dc:creator>
    <dc:date>2008-09-20T21:30:29</dc:date>
    <meta:editing-cycles>1</meta:editing-cycles>
    <meta:editing-duration>PT13M34S</meta:editing-duration>
    <meta:user-defined meta:name="Info 1"/>
    <meta:user-defined meta:name="Info 2"/>
    <meta:user-defined meta:name="Info 3"/>
    <meta:user-defined meta:name="Info 4"/>
    <meta:document-statistic meta:table-count="3" meta:cell-count="79"/>
  </office:meta>
</office:document-meta>
</file>